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</office:automatic-styles>
  <office:body>
    <office:text>
      <text:h text:style-name="Heading_20_1" text:outline-level="1">UD05 - CSS: Aspecte i Efectes</text:h>
      <text:h text:style-name="Heading_20_1" text:outline-level="1">Índex</text:h>
      <text:list text:style-name="L1">
        <text:list-item>
          <text:p text:style-name="P1"><text:a xlink:type="simple" xlink:href="#css-estètica-i-animació" office:name=""><text:span text:style-name="Definition">CSS - Estètica i animació</text:span></text:a></text:p>
          <text:list text:style-name="L2">
            <text:list-item>
              <text:p text:style-name="P2"><text:a xlink:type="simple" xlink:href="#color-contrast-i-espaiat" office:name=""><text:span text:style-name="Definition">Color, Contrast i espaiat</text:span></text:a></text:p>
              <text:list text:style-name="L3">
                <text:list-item>
                  <text:p text:style-name="P3"><text:a xlink:type="simple" xlink:href="#hsl-vs-rgb" office:name=""><text:span text:style-name="Definition">HSL vs RGB</text:span></text:a></text:p>
                </text:list-item>
                <text:list-item>
                  <text:p text:style-name="P3"><text:a xlink:type="simple" xlink:href="#transparència" office:name=""><text:span text:style-name="Definition">Transparència</text:span></text:a></text:p>
                </text:list-item>
              </text:list>
            </text:list-item>
            <text:list-item>
              <text:p text:style-name="P2"><text:a xlink:type="simple" xlink:href="#tipografia" office:name=""><text:span text:style-name="Definition">Tipografia</text:span></text:a></text:p>
            </text:list-item>
            <text:list-item>
              <text:p text:style-name="P2"><text:a xlink:type="simple" xlink:href="#fons" office:name=""><text:span text:style-name="Definition">Fons</text:span></text:a></text:p>
              <text:list text:style-name="L4">
                <text:list-item>
                  <text:p text:style-name="P4"><text:a xlink:type="simple" xlink:href="#sòlids-gradients-i-imatges" office:name=""><text:span text:style-name="Definition">Sòlids, Gradients i Imatges</text:span></text:a></text:p>
                </text:list-item>
                <text:list-item>
                  <text:p text:style-name="P4"><text:a xlink:type="simple" xlink:href="#combinació-blending-modes" office:name=""><text:span text:style-name="Definition">Combinació (Blending Modes)</text:span></text:a></text:p>
                </text:list-item>
              </text:list>
            </text:list-item>
            <text:list-item>
              <text:p text:style-name="P2"><text:a xlink:type="simple" xlink:href="#ombres" office:name=""><text:span text:style-name="Definition">Ombres</text:span></text:a></text:p>
            </text:list-item>
            <text:list-item>
              <text:p text:style-name="P2"><text:a xlink:type="simple" xlink:href="#transicions" office:name=""><text:span text:style-name="Definition">Transicions</text:span></text:a></text:p>
            </text:list-item>
            <text:list-item>
              <text:p text:style-name="P2"><text:a xlink:type="simple" xlink:href="#transformacions" office:name=""><text:span text:style-name="Definition">Transformacions</text:span></text:a></text:p>
            </text:list-item>
            <text:list-item>
              <text:p text:style-name="P2"><text:a xlink:type="simple" xlink:href="#animacions" office:name=""><text:span text:style-name="Definition">Animacions</text:span></text:a></text:p>
            </text:list-item>
            <text:list-item>
              <text:p text:style-name="P2"><text:a xlink:type="simple" xlink:href="#referències" office:name=""><text:span text:style-name="Definition">Referències</text:span></text:a></text:p>
            </text:list-item>
          </text:list>
        </text:list-item>
        <text:list-item>
          <text:p text:style-name="P1"><text:a xlink:type="simple" xlink:href="#javascript-apis-html5" office:name=""><text:span text:style-name="Definition">Javascript - APIs HTML5</text:span></text:a></text:p>
          <text:list text:style-name="L5">
            <text:list-item>
              <text:p text:style-name="P5"><text:a xlink:type="simple" xlink:href="#referències-1" office:name=""><text:span text:style-name="Definition">Referències</text:span></text:a></text:p>
            </text:list-item>
          </text:list>
        </text:list-item>
      </text:list>
      <text:h text:style-name="Heading_20_1" text:outline-level="1">CSS - Estètica i animació</text:h>
      <text:h text:style-name="Heading_20_2" text:outline-level="2">Color, Contrast i espaiat</text:h>
      <text:h text:style-name="Heading_20_3" text:outline-level="3">HSL vs RGB</text:h>
      <text:h text:style-name="Heading_20_3" text:outline-level="3">Transparència</text:h>
      <text:h text:style-name="Heading_20_2" text:outline-level="2">Tipografia</text:h>
      <text:h text:style-name="Heading_20_2" text:outline-level="2">Fons</text:h>
      <text:h text:style-name="Heading_20_3" text:outline-level="3">Sòlids, Gradients i Imatges</text:h>
      <text:h text:style-name="Heading_20_3" text:outline-level="3">Combinació (Blending Modes)</text:h>
      <text:h text:style-name="Heading_20_2" text:outline-level="2">Ombres</text:h>
      <text:list text:style-name="L6">
        <text:list-item>
          <text:p text:style-name="P6">Text</text:p>
        </text:list-item>
        <text:list-item>
          <text:p text:style-name="P6">Capes</text:p>
        </text:list-item>
      </text:list>
      <text:h text:style-name="Heading_20_2" text:outline-level="2">Transicions</text:h>
      <text:h text:style-name="Heading_20_2" text:outline-level="2">Transformacions</text:h>
      <text:h text:style-name="Heading_20_2" text:outline-level="2">Animacions</text:h>
      <text:h text:style-name="Heading_20_2" text:outline-level="2">Referències</text:h>
      <text:h text:style-name="Heading_20_1" text:outline-level="1">Javascript - APIs HTML5</text:h>
      <text:list text:style-name="L7">
        <text:list-item>
          <text:p text:style-name="P7">HTML Geolocation</text:p>
        </text:list-item>
        <text:list-item>
          <text:p text:style-name="P7">HTML Drag and Drop</text:p>
        </text:list-item>
        <text:list-item>
          <text:p text:style-name="P7">HTML Local Storage</text:p>
        </text:list-item>
        <text:list-item>
          <text:p text:style-name="P7">HTML Application Cache</text:p>
        </text:list-item>
        <text:list-item>
          <text:p text:style-name="P7">HTML Web Workers</text:p>
        </text:list-item>
        <text:list-item>
          <text:p text:style-name="P7">HTML SSE</text:p>
        </text:list-item>
        <text:list-item>
          <text:p text:style-name="P7">...</text:p>
        </text:list-item>
      </text:list>
      <text:h text:style-name="Heading_20_2" text:outline-level="2">Referènci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